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craft" svg:font-family="Monocraft, Consolas, 'Courier New', monospace, Consolas, 'Courier New', monospac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d4d4d4" loext:opacity="100%" fo:background-color="#1e1e1e"/>
    </style:style>
    <style:style style:name="P2" style:family="paragraph" style:parent-style-name="Standard">
      <style:paragraph-properties style:line-height-at-least="0.503cm"/>
    </style:style>
    <style:style style:name="P3" style:family="paragraph" style:parent-style-name="Text_20_body">
      <style:paragraph-properties fo:padding="0.049cm" fo:border="0.06pt solid #d9d9e3"/>
    </style:style>
    <style:style style:name="P4" style:family="paragraph" style:parent-style-name="Text_20_body" style:list-style-name="L1">
      <style:paragraph-properties fo:padding="0.049cm" fo:border="0.06pt solid #d9d9e3"/>
    </style:style>
    <style:style style:name="P5" style:family="paragraph" style:parent-style-name="Text_20_body">
      <style:paragraph-properties style:line-height-at-least="0.503cm"/>
    </style:style>
    <style:style style:name="T1" style:family="text">
      <style:text-properties fo:color="#808080" loext:opacity="100%"/>
    </style:style>
    <style:style style:name="T2" style:family="text">
      <style:text-properties fo:color="#808080" loext:opacity="100%" style:font-name="Monocraft" fo:font-size="10.5pt" fo:font-weight="normal"/>
    </style:style>
    <style:style style:name="T3" style:family="text">
      <style:text-properties fo:color="#569cd6" loext:opacity="100%"/>
    </style:style>
    <style:style style:name="T4" style:family="text">
      <style:text-properties fo:color="#569cd6" loext:opacity="100%" style:font-name="Monocraft" fo:font-size="10.5pt" fo:font-weight="normal"/>
    </style:style>
    <style:style style:name="T5" style:family="text">
      <style:text-properties style:font-name="Monocraft" fo:font-size="10.5pt" fo:font-weight="normal"/>
    </style:style>
    <style:style style:name="T6" style:family="text">
      <style:text-properties fo:color="#9cdcfe" loext:opacity="100%" style:font-name="Monocraft" fo:font-size="10.5pt" fo:font-weight="normal"/>
    </style:style>
    <style:style style:name="T7" style:family="text">
      <style:text-properties fo:color="#ce9178" loext:opacity="100%" style:font-name="Monocraft" fo:font-size="10.5pt"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Unreal Engine 5 est la dernière version du moteur de jeu développé par Epic Games, qui a été publiée en version bêta publique en mai 2021. Cette version du moteur de jeu se concentre sur la mise à jour de l'éclairage, de la géométrie et des animations, ainsi que sur l'optimisation de la performance.</text:span></text:p>
      <text:p text:style-name="P3">Voici quelques-unes des fonctionnalités clés d'Unreal Engine 5 :</text:p>
      <text:list xml:id="list3313218348" text:style-name="L1">
        <text:list-item>
          <text:p text:style-name="P4">Nanite : C'est une technologie de rendu de géométrie en temps réel qui permet aux développeurs de créer des environnements avec un niveau de détail extrêmement élevé. Il est capable de traiter des milliards de polygones par seconde sans sacrifier la performance.</text:p>
        </text:list-item>
        <text:list-item>
          <text:p text:style-name="P4">Lumen : C'est une nouvelle technologie d'éclairage globale en temps réel qui permet aux développeurs de créer des environnements dynamiques et réalistes. Il utilise des techniques d'ombrage volumétrique pour créer des ombres douces et des reflets en temps réel.</text:p>
        </text:list-item>
        <text:list-item>
          <text:p text:style-name="P4">Animation : Unreal Engine 5 dispose d'un nouveau système d'animation qui permet aux développeurs de créer des animations plus fluides et réalistes en utilisant des outils de capture de mouvement en direct.</text:p>
        </text:list-item>
        <text:list-item>
          <text:p text:style-name="P4">Audio : Unreal Engine 5 prend en charge le rendu audio spatial, ce qui permet aux développeurs de créer des expériences audio immersives pour les joueurs.</text:p>
        </text:list-item>
        <text:list-item>
          <text:p text:style-name="P4">Compilation en temps réel : Unreal Engine 5 dispose d'un nouveau système de compilation en temps réel qui permet aux développeurs de voir les modifications apportées au code en temps réel, sans avoir besoin de redémarrer le jeu.</text:p>
        </text:list-item>
      </text:list>
      <text:p text:style-name="P3">Unreal Engine 5 est compatible avec plusieurs plateformes de jeu, notamment PlayStation 5, Xbox Series X/S, PC, Mac, iOS et Android. Avec des fonctionnalités de pointe et une optimisation de la performance, il offre une expérience de jeu améliorée pour les développeurs et les joueurs.</text:p>
      <text:p text:style-name="P2"><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craft" svg:font-family="Monocraft, Consolas, 'Courier New', monospace, Consolas, 'Courier New', monospac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0T16:19:24.169000000</meta:creation-date>
    <dc:date>2023-04-20T16:20:06.044000000</dc:date>
    <meta:editing-duration>PT43S</meta:editing-duration>
    <meta:editing-cycles>1</meta:editing-cycles>
    <meta:document-statistic meta:table-count="0" meta:image-count="0" meta:object-count="0" meta:page-count="1" meta:paragraph-count="8" meta:word-count="290" meta:character-count="1769" meta:non-whitespace-character-count="1492"/>
    <meta:generator>LibreOffice/7.3.3.2$Windows_X86_64 LibreOffice_project/d1d0ea68f081ee2800a922cac8f79445e4603348</meta:generator>
  </office:meta>
</office:document-meta>
</file>